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'articolo "Bootstrap Fine-Grained Vision-Language Alignment for Unified Zero-Shot Anomaly Localization" presenta AnoCLIP, un framework per la localizzazione di anomalie in modalità zero-shot. Questo approccio migliora CLIP, un modello di apprendimento contrastivo immagine-testo, per localizzare anomalie visive con precisione senza necessità di addestramento su esempi di anomalie.</text:p>
      <text:p text:style-name="Text_20_body"><text:span text:style-name="Strong_20_Emphasis">Caratteristiche Fondamentali:</text:span></text:p>
      <text:list text:style-name="L7">
        <text:list-item>
          <text:p text:style-name="P10"><text:span text:style-name="Strong_20_Emphasis">Struttura del Modello Predittivo:</text:span> AnoCLIP estende il modello CLIP introducendo un meccanismo di attenzione basato sui valori per estrarre token locali dalle immagini e un template di prompting contrastivo orientato al dominio per migliorare l'allineamento tra visione e linguaggio.</text:p>
        </text:list-item>
        <text:list-item>
          <text:p text:style-name="P10"><text:span text:style-name="Strong_20_Emphasis">Tecnica di Apprendimento Impiegata:</text:span> Utilizza un approccio non supervisionato, sfruttando la capacità di CLIP di generalizzazione zero-shot per il riconoscimento di immagini, arricchito da un adattamento al tempo di test (TTA) per raffinare ulteriormente i risultati di localizzazione delle anomalie.</text:p>
        </text:list-item>
        <text:list-item>
          <text:p text:style-name="P10"><text:span text:style-name="Strong_20_Emphasis">Vantaggi:</text:span> AnoCLIP permette una localizzazione precisa di anomalie in immagini senza necessità di dati di addestramento specifici per le anomalie, sfruttando l'allineamento fine-grained tra testo e immagine.</text:p>
        </text:list-item>
        <text:list-item>
          <text:p text:style-name="P10"><text:span text:style-name="Strong_20_Emphasis">Svantaggi:</text:span> Non specificati nell'estratto, ma potrebbero includere sfide nell'estrazione efficace di token locali e nella creazione di prompt testuali che catturano accuratamente la natura delle anomalie.</text:p>
        </text:list-item>
        <text:list-item>
          <text:p text:style-name="P10"><text:span text:style-name="Strong_20_Emphasis">Etichettatura del Dataset per l'Addestramento:</text:span> Non richiesta, poiché il framework è progettato per funzionare in una configurazione zero-shot, senza addestramento su esempi di anomalie.</text:p>
        </text:list-item>
        <text:list-item>
          <text:p text:style-name="P10"><text:span text:style-name="Strong_20_Emphasis">Risultati:</text:span> AnoCLIP dimostra superiorità nei test su vari dataset, inclusi MVTecAD e VisA, per la localizzazione di anomalie in configurazione zero-shot, mostrando miglioramenti significativi rispetto a metodi precedenti.</text:p>
        </text:list-item>
        <text:list-item>
          <text:p text:style-name="P10"><text:span text:style-name="Strong_20_Emphasis">Dataset Addestrato/Testato:</text:span> La valutazione di AnoCLIP è stata condotta sui dataset MVTecAD e VisA, mettendo in luce la sua efficacia nel rilevare e localizzare anomalie senza conoscenza diretta di esempi anomali.</text:p>
        </text:list-item>
      </text:list>
      <text:p text:style-name="Text_20_body">Questo studio rappresenta un passo importante verso il rilevamento e la localizzazione di anomalie in contesti dove le anomalie non sono note a priori, sfruttando le capacità di generalizzazione dei modelli di apprendimento visione-linguaggi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49:25.090000000</meta:creation-date>
    <dc:date>2024-03-17T20:07:31.687000000</dc:date>
    <meta:editing-duration>PT27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0" meta:word-count="304" meta:character-count="2268" meta:non-whitespace-character-count="1981"/>
  </office:meta>
</office:document-meta>
</file>